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ResourceLookupFunctionTests.composeResourceLookupFun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thResourceLookupFunction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ResourceLookupFunctionTests.sub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ResourceLookupFunctionTests.notF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ResourceLookupFunctionTests.initRequest( String httpMethod ,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